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">
      <style:paragraph-properties fo:margin-left="0cm" fo:margin-right="-0.9cm" fo:text-align="center" style:justify-single-word="false" fo:text-indent="0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>Spett.le Hextech S.p.A.</text:p>
      <text:p text:style-name="P2">Ufficio Marketing</text:p>
      <text:p text:style-name="Standard">Via dei Pixel, 88</text:p>
      <text:p text:style-name="Standard">20100 Milano (MI) 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>Distinti saluti.</text:p>
      <text:p text:style-name="Standard"/>
      <text:p text:style-name="Standard"/>
      <text:p text:style-name="Standard"/>
      <text:p text:style-name="Standard">Enrico Bruno</text:p>
      <text:p text:style-name="Standard">Dirigente Scolastico</text:p>
      <text:p text:style-name="Standard">I.I.S. Giovanni Cena – Ivrea</text:p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39:00.65</dc:date>
    <meta:editing-duration>PT13M19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20" meta:word-count="167" meta:character-count="1179"/>
  </office:meta>
</office:document-meta>
</file>